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7.163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5cm"/>
    </style:style>
    <style:style style:name="P1" style:family="paragraph">
      <style:paragraph-properties style:writing-mode="lr-tb"/>
      <style:text-properties style:font-name="Arial Black1" fo:font-size="72pt" style:font-size-asian="72pt" style:font-size-complex="72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Calibri" fo:font-size="60pt" style:font-size-asian="60pt" style:font-size-complex="60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Arial Black1" fo:font-size="72pt" style:font-size-asian="72pt" style:font-size-complex="72pt"/>
    </style:style>
    <style:style style:name="T2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8cm" svg:height="7.163cm" svg:x="0cm" svg:y="2.604cm" presentation:class="title" presentation:user-transformed="true">
          <draw:text-box>
            <text:p><text:span text:style-name="T1">Mi esperanza esta en Jesú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Mi esperanza está en Jesús</text:span><text:span text:style-name="T2"><text:line-break/></text:span><text:span text:style-name="T2">En su justicia y en la cruz</text:span><text:span text:style-name="T2"><text:line-break/></text:span><text:span text:style-name="T2">De nadie más dependeré</text:span><text:span text:style-name="T2"><text:line-break/></text:span><text:span text:style-name="T2">Solo en su nombre confiaré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En Jesús fuerte soy</text:span><text:span text:style-name="T2"><text:line-break/></text:span><text:span text:style-name="T2">Solo él mi roca es</text:span><text:span text:style-name="T2"><text:line-break/></text:span><text:span text:style-name="T2">Sobre la tempestad</text:span><text:span text:style-name="T2"><text:line-break/></text:span><text:span text:style-name="T2">Él es Re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Cuando no puedo ver su faz</text:span><text:span text:style-name="T2"><text:line-break/></text:span><text:span text:style-name="T2">Sé que su gracia es siempre igual</text:span><text:span text:style-name="T2"><text:line-break/></text:span><text:span text:style-name="T2">A la tormenta venceré</text:span><text:span text:style-name="T2"><text:line-break/></text:span><text:span text:style-name="T2">Mi ancla firme esta en él</text:span><text:span text:style-name="T2"><text:line-break/></text:span><text:span text:style-name="T2">Mi ancla firme esta en é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Un día él regresará</text:span><text:span text:style-name="T2"><text:line-break/></text:span><text:span text:style-name="T2">En su presencia voy a estar</text:span><text:span text:style-name="T2"><text:line-break/></text:span><text:span text:style-name="T2">Sin mancha ante él vendré</text:span><text:span text:style-name="T2"><text:line-break/></text:span><text:span text:style-name="T2">Justificado por la f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En Jesús fuerte soy</text:span><text:span text:style-name="T2"><text:line-break/></text:span><text:span text:style-name="T2">Solo él mi roca es</text:span><text:span text:style-name="T2"><text:line-break/></text:span><text:span text:style-name="T2">Sobre la tempestad</text:span><text:span text:style-name="T2"><text:line-break/></text:span><text:span text:style-name="T2">Él es Re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17T18:44:07.467000000</meta:creation-date>
    <dc:date>2023-01-29T09:15:34.267000000</dc:date>
    <meta:editing-duration>PT9M26S</meta:editing-duration>
    <meta:editing-cycles>2</meta:editing-cycles>
    <meta:generator>Real_Office/6.2.3.2$Windows_x86 LibreOffice_project/b40a93cffb3080b9876e40c60e03703e9bd35612</meta:generator>
    <meta:document-statistic meta:object-count="39"/>
  </office:meta>
</office:document-meta>
</file>